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90000034C5BD8DE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fo:font-weight="bold" officeooo:rsid="0002814b" officeooo:paragraph-rsid="0009f96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ans" fo:font-size="18pt" fo:font-weight="bold" officeooo:rsid="0002814b" officeooo:paragraph-rsid="0009f968" style:font-size-asian="18pt" style:font-weight-asian="bold" style:font-size-complex="18pt" style:font-weight-complex="bold"/>
    </style:style>
    <style:style style:name="T1" style:family="text">
      <style:text-properties officeooo:rsid="0009f9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itest Test Run – Sequence Diagram, <text:span text:style-name="T1">Complete </text:span></text:p>
      <text:p text:style-name="P1"/>
      <text:p text:style-name="P1"><draw:frame draw:style-name="fr1" draw:name="Image1" text:anchor-type="paragraph" svg:width="6.9252in" style:rel-width="100%" svg:height="6.3146in" style:rel-height="67%" draw:z-index="0"><draw:image xlink:href="Pictures/10000201000003990000034C5BD8DE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ttom</meta:initial-creator>
    <meta:creation-date>2015-01-04T07:44:40.290838101</meta:creation-date>
    <dc:date>2015-01-04T07:55:15.526383638</dc:date>
    <dc:creator>Chris Kottom</dc:creator>
    <meta:editing-duration>PT6M27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1" meta:word-count="6" meta:character-count="47" meta:non-whitespace-character-count="40"/>
  </office:meta>
</office:document-meta>
</file>